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0cm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</text:p>
      <text:p text:style-name="P2">B</text:p>
      <text:p text:style-name="P1"><text:span text:style-name="T1"><text:tab/>Button<text:tab/>(s)<text:tab/>-<text:tab/></text:span><text:span text:style-name="T2">Ein Button (engl. Für Knopf) ist ein Bedienelement in grafischen</text:span></text:p>
      <text:p text:style-name="P3"><text:tab/><text:tab/><text:tab/><text:tab/>Benutzeroberflächen, welches meisten durch Klicken mit der Maus</text:p>
      <text:p text:style-name="P3"><text:s/><text:tab/><text:tab/><text:tab/><text:tab/>angesprochen werden kann.</text:p>
      <text:p text:style-name="P2">C</text:p>
      <text:p text:style-name="P1"><text:span text:style-name="T1"><text:tab/>CD-Ripper </text:span><text:tab/>-<text:tab/>Daten von einer Audio CD lesen und diese in Dateien umwandeln, die</text:p>
      <text:p text:style-name="P1"><text:s/><text:tab/><text:tab/><text:tab/><text:tab/>unabhängig von der CD abspielbar sind.</text:p>
      <text:p text:style-name="P5">D</text:p>
      <text:p text:style-name="P5">E</text:p>
      <text:p text:style-name="P5">F</text:p>
      <text:p text:style-name="P5">G</text:p>
      <text:p text:style-name="P5">H<text:line-break/>I</text:p>
      <text:p text:style-name="P5"><text:span text:style-name="T1"><text:tab/>ID3-Tag(s)<text:tab/>-<text:tab/></text:span><text:span text:style-name="T2">Als ID3-Tag bezeichnet man ein Format für Zusatzinformationen, die <text:tab/><text:tab/><text:tab/><text:tab/>in Audiodateien des MP3-Formats enthalten sein können. In Falle von <text:tab/><text:tab/><text:tab/><text:tab/>Crossfade befinden sich hier beispielsweise Informationen zu <text:tab/><text:tab/><text:tab/><text:tab/><text:tab/>Interpreten, Titel, Album oder Rating. </text:span></text:p>
      <text:p text:style-name="P5"><text:tab/>Installer<text:tab/>- <text:tab/><text:span text:style-name="T2">Ein Programm welches die Installation einer Software übernimmt.</text:span></text:p>
      <text:p text:style-name="P5">J</text:p>
      <text:p text:style-name="P5">K</text:p>
      <text:p text:style-name="P5">L</text:p>
      <text:p text:style-name="P5">M</text:p>
      <text:p text:style-name="P5"><text:tab/>M3U<text:tab/><text:tab/>-<text:tab/><text:span text:style-name="T2">M3U ist ein offenes Playlisten-Dateiformat für Mediendateien<text:tab/><text:tab/><text:tab/><text:tab/><text:tab/>(beispielsweise MP3), eine M3U-Datei fasst Mediendateien als Liste <text:tab/><text:tab/><text:tab/><text:tab/>zusammen.</text:span></text:p>
      <text:p text:style-name="P5"><text:tab/>Medium<text:tab/>-<text:tab/><text:span text:style-name="T2">Als Medien werden alle Foramte bezeichnet, die Crossfade <text:tab/><text:tab/><text:tab/><text:tab/><text:tab/>unterstützt. Darunter fallen MP3-Dateien, die verbreiteten <text:tab/><text:tab/><text:tab/><text:tab/><text:tab/><text:tab/>Videoformate und Bilder, genauso wie Playlisten, die in M3U-Dateien <text:tab/><text:tab/><text:tab/><text:tab/>abgespeichert sind.</text:span></text:p>
      <text:p text:style-name="P4"><text:span text:style-name="T1"><text:tab/>MP3(s)</text:span><text:tab/>-<text:tab/>MP3 (Abkürzung für MPEG-1 Audio Layer 3) ist ein</text:p>
      <text:p text:style-name="P4"><text:tab/><text:tab/><text:tab/><text:tab/>Dateiformat zur verlustbehafteten Audiodatenkompression.</text:p>
      <text:p text:style-name="P5"><text:tab/>Musicbrainz -<text:tab/><text:span text:style-name="T2">MusicBrainz ist ein Internetprojekt zur Erstellung einer offenen und <text:tab/><text:tab/><text:tab/><text:tab/>freien Musik-Datenbank. Link: http://musicbrainz.org/</text:span></text:p>
      <text:p text:style-name="P5">N</text:p>
      <text:p text:style-name="P5">O</text:p>
      <text:p text:style-name="P5">P</text:p>
      <text:p text:style-name="P5">Q</text:p>
      <text:p text:style-name="P5">R</text:p>
      <text:p text:style-name="P5">S</text:p>
      <text:p text:style-name="P1"><text:span text:style-name="T1"><text:tab/>Smartlist</text:span><text:tab/>-<text:tab/>Playlisten, die von Crossfade selbständig erstellt werden. So können <text:tab/><text:tab/><text:tab/><text:tab/>Sie zum Beispeil ganz einfach über die Smartlist eine Playlist mit <text:tab/><text:tab/><text:tab/><text:tab/><text:tab/>ihren lieblings Liedern, durch die Bewertung der Einträge, erstellen <text:tab/><text:tab/><text:tab/><text:tab/>lassen.</text:p>
      <text:p text:style-name="P3"/>
      <text:p text:style-name="P2">T</text:p>
      <text:p text:style-name="P2">U</text:p>
      <text:p text:style-name="P2">V</text:p>
      <text:p text:style-name="P2">W</text:p>
      <text:p text:style-name="P2">X</text:p>
      <text:p text:style-name="P2">Y</text:p>
      <text:p text:style-name="P2">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 L</meta:initial-creator>
    <meta:creation-date>2007-07-12T15:47:20</meta:creation-date>
    <dc:creator>Sebastian S</dc:creator>
    <dc:date>2007-07-17T15:51:50</dc:date>
    <dc:language>de-DE</dc:language>
    <meta:editing-cycles>22</meta:editing-cycles>
    <meta:editing-duration>PT40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8" meta:word-count="224" meta:character-count="1542"/>
  </office:meta>
</office:document-meta>
</file>